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8aab" officeooo:paragraph-rsid="00238aab"/>
    </style:style>
    <style:style style:name="P2" style:family="paragraph" style:parent-style-name="Standard">
      <style:text-properties officeooo:rsid="00253a5a" officeooo:paragraph-rsid="00253a5a"/>
    </style:style>
    <style:style style:name="P3" style:family="paragraph" style:parent-style-name="Standard">
      <style:text-properties officeooo:rsid="000bc6f0" officeooo:paragraph-rsid="00253a5a"/>
    </style:style>
    <style:style style:name="P4" style:family="paragraph" style:parent-style-name="Standard">
      <style:text-properties officeooo:rsid="00204beb" officeooo:paragraph-rsid="002ab0dc"/>
    </style:style>
    <style:style style:name="P5" style:family="paragraph" style:parent-style-name="Standard">
      <style:text-properties officeooo:rsid="00204beb" officeooo:paragraph-rsid="00204beb"/>
    </style:style>
    <style:style style:name="P6" style:family="paragraph" style:parent-style-name="Standard">
      <style:text-properties officeooo:rsid="0021cc05" officeooo:paragraph-rsid="002c2113"/>
    </style:style>
    <style:style style:name="P7" style:family="paragraph" style:parent-style-name="Standard">
      <style:text-properties officeooo:rsid="002c2113" officeooo:paragraph-rsid="002c2113"/>
    </style:style>
    <style:style style:name="P8" style:family="paragraph" style:parent-style-name="Standard">
      <style:text-properties officeooo:rsid="002812fb" officeooo:paragraph-rsid="002e344b"/>
    </style:style>
    <style:style style:name="P9" style:family="paragraph" style:parent-style-name="Standard">
      <style:text-properties officeooo:rsid="002c2113" officeooo:paragraph-rsid="002c2113"/>
    </style:style>
    <style:style style:name="P10" style:family="paragraph" style:parent-style-name="Standard">
      <style:text-properties officeooo:rsid="002c2113" officeooo:paragraph-rsid="0033af72"/>
    </style:style>
    <style:style style:name="P11" style:family="paragraph" style:parent-style-name="Standard">
      <style:text-properties officeooo:paragraph-rsid="00317f0e"/>
    </style:style>
    <style:style style:name="P12" style:family="paragraph" style:parent-style-name="Standard">
      <style:text-properties officeooo:rsid="00204beb" officeooo:paragraph-rsid="0033af72"/>
    </style:style>
    <style:style style:name="P13" style:family="paragraph" style:parent-style-name="Standard">
      <style:text-properties officeooo:rsid="0021cc05" officeooo:paragraph-rsid="0033af72"/>
    </style:style>
    <style:style style:name="P14" style:family="paragraph" style:parent-style-name="Standard">
      <style:text-properties officeooo:rsid="0021cc05" officeooo:paragraph-rsid="00358e53"/>
    </style:style>
    <style:style style:name="P15" style:family="paragraph" style:parent-style-name="Standard">
      <style:text-properties officeooo:paragraph-rsid="0033af72"/>
    </style:style>
    <style:style style:name="P16" style:family="paragraph" style:parent-style-name="Standard">
      <style:text-properties officeooo:rsid="00253a5a" officeooo:paragraph-rsid="00358e53"/>
    </style:style>
    <style:style style:name="P17" style:family="paragraph" style:parent-style-name="Standard">
      <style:text-properties officeooo:rsid="00238aab" officeooo:paragraph-rsid="00358e53"/>
    </style:style>
    <style:style style:name="P18" style:family="paragraph" style:parent-style-name="Standard">
      <style:text-properties officeooo:rsid="000bc6f0" officeooo:paragraph-rsid="00358e53"/>
    </style:style>
    <style:style style:name="P19" style:family="paragraph" style:parent-style-name="Standard">
      <style:text-properties officeooo:rsid="002812fb" officeooo:paragraph-rsid="00358e53"/>
    </style:style>
    <style:style style:name="P20" style:family="paragraph" style:parent-style-name="Standard">
      <style:text-properties officeooo:paragraph-rsid="00358e53"/>
    </style:style>
    <style:style style:name="P21" style:family="paragraph" style:parent-style-name="Standard">
      <style:text-properties officeooo:paragraph-rsid="0035dc29"/>
    </style:style>
    <style:style style:name="P22" style:family="paragraph" style:parent-style-name="Text_20_body">
      <style:text-properties officeooo:rsid="0021cc05" officeooo:paragraph-rsid="0033af72"/>
    </style:style>
    <style:style style:name="T1" style:family="text">
      <style:text-properties officeooo:rsid="00218bc5"/>
    </style:style>
    <style:style style:name="T2" style:family="text">
      <style:text-properties officeooo:rsid="002655f3"/>
    </style:style>
    <style:style style:name="T3" style:family="text">
      <style:text-properties officeooo:rsid="002ab0dc"/>
    </style:style>
    <style:style style:name="T4" style:family="text">
      <style:text-properties officeooo:rsid="002c2113"/>
    </style:style>
    <style:style style:name="T5" style:family="text">
      <style:text-properties officeooo:rsid="00253a5a"/>
    </style:style>
    <style:style style:name="T6" style:family="text">
      <style:text-properties officeooo:rsid="00301c10"/>
    </style:style>
    <style:style style:name="T7" style:family="text">
      <style:text-properties officeooo:rsid="00317f0e"/>
    </style:style>
    <style:style style:name="T8" style:family="text">
      <style:text-properties officeooo:rsid="0031e5fa"/>
    </style:style>
    <style:style style:name="T9" style:family="text">
      <style:text-properties officeooo:rsid="003316f2"/>
    </style:style>
    <style:style style:name="T10" style:family="text">
      <style:text-properties officeooo:rsid="0033af7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c2113" style:font-weight-asian="bold" style:font-weight-complex="bold"/>
    </style:style>
    <style:style style:name="T13" style:family="text">
      <style:text-properties fo:font-weight="bold" officeooo:rsid="0033af72" style:font-weight-asian="bold" style:font-weight-complex="bold"/>
    </style:style>
    <style:style style:name="T14" style:family="text">
      <style:text-properties fo:font-weight="bold" officeooo:rsid="00253a5a" style:font-weight-asian="bold" style:font-weight-complex="bold"/>
    </style:style>
    <style:style style:name="T15" style:family="text">
      <style:text-properties officeooo:rsid="002812fb"/>
    </style:style>
    <style:style style:name="T16" style:family="text">
      <style:text-properties officeooo:rsid="0035dc29"/>
    </style:style>
    <style:style style:name="T17" style:family="text">
      <style:text-properties officeooo:rsid="003790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Cristal wind:</text:span> This mission is about securing an artifact, but I urge you to take it seriously. Forget the romance of a "carefree flight in the sunset glow" - this will be something else entirely.<text:line-break/><text:span text:style-name="Strong_20_Emphasis">Cristal wind:</text:span> According to our intel, the target is a sealed artifact of frost magic. Your mission is to retrieve it and deliver it while keeping that seal intact. We cannot allow such power to remain unsecured.</text:p>
      <text:p text:style-name="P12">*<text:span text:style-name="T3">Экран затемняется</text:span>*</text:p>
      <text:p text:style-name="P12">*****</text:p>
      <text:p text:style-name="P15"><text:span text:style-name="T12">Единорог </text:span><text:span text:style-name="T13">Х</text:span><text:span text:style-name="T4">: </text:span>Careful, there's a pressure plate<text:span text:style-name="T4">...</text:span></text:p>
      <text:p text:style-name="P13">*Показывается момент, когда Whispersong нажимает на нажимную плиту*</text:p>
      <text:p text:style-name="P22"><text:span text:style-name="Strong_20_Emphasis">Whispersong:</text:span> Uh-oh.</text:p>
      <text:p text:style-name="P13">*<text:span text:style-name="T4">Отравленная стрела вонзается в шею единорогу </text:span><text:span text:style-name="T10">Х</text:span>*</text:p>
      <text:p text:style-name="P22"><text:span text:style-name="T11">Earth Pony 1</text:span>: <text:span text:style-name="Emphasis">(Rushing with a medkit)</text:span> It's no use... the toxin's already in his veins.</text:p>
      <text:p text:style-name="P22"><text:span text:style-name="Strong_20_Emphasis">Pegasus 1:</text:span> We've lost another unicorn. What now?</text:p>
      <text:p text:style-name="Text_20_body"><text:span text:style-name="Strong_20_Emphasis">Pegasus 2:</text:span> We've got one left. We push forward - we have to be close! And you, don't you dare step off my hoofsteps!</text:p>
      <text:p text:style-name="P14">*****</text:p>
      <text:p text:style-name="P16">Показывается как все израненные добрались до конца, <text:span text:style-name="T17">рядом с остальными лежат трупы скелетов</text:span> и Оппл стоит на возвышенности, держа магией артефакт. Глаза Оппла затмевает ледяным дымом.</text:p>
      <text:p text:style-name="P17"><text:soft-page-break/>^</text:p>
      <text:p text:style-name="P18">Даётся выбор игроку:</text:p>
      <text:p text:style-name="P16">Бороться с артефактом – neutral/positive root</text:p>
      <text:p text:style-name="P16">Поддасться артефакту – <text:span text:style-name="T2">geno</text:span> root</text:p>
      <text:p text:style-name="P17">^</text:p>
      <text:p text:style-name="P21"><text:span text:style-name="T14">Whispersong</text:span><text:span text:style-name="T5">: </text:span>O ye winds from distant frozen shores, by my will I summon thee:</text:p>
      <text:p text:style-name="P21"><text:span text:style-name="T14">Whispersong</text:span><text:span text:style-name="T5">: </text:span><text:span text:style-name="T16">KILL THEM ALL</text:span><text:span text:style-name="T15">!</text:span></text:p>
      <text:p text:style-name="P20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43:44.586370150</meta:creation-date>
    <meta:generator>LibreOffice/24.2.7.2$Linux_X86_64 LibreOffice_project/420$Build-2</meta:generator>
    <dc:date>2026-02-16T19:06:53.878223216</dc:date>
    <meta:editing-duration>PT1H15M18S</meta:editing-duration>
    <meta:editing-cycles>24</meta:editing-cycles>
    <meta:document-statistic meta:table-count="0" meta:image-count="0" meta:object-count="0" meta:page-count="2" meta:paragraph-count="20" meta:word-count="207" meta:character-count="1258" meta:non-whitespace-character-count="1069"/>
  </office:meta>
</office:document-meta>
</file>